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f6f" officeooo:paragraph-rsid="001e6f6f"/>
    </style:style>
    <style:style style:name="P2" style:family="paragraph" style:parent-style-name="Standard">
      <style:text-properties fo:font-variant="normal" fo:text-transform="none" fo:color="#e36209" style:font-name="SFMono-Regular" fo:font-size="9pt" fo:letter-spacing="normal" fo:font-style="normal" fo:font-weight="normal" officeooo:paragraph-rsid="001e6f6f"/>
    </style:style>
    <style:style style:name="P3" style:family="paragraph" style:parent-style-name="Standard">
      <style:text-properties officeooo:rsid="001e6f6f" officeooo:paragraph-rsid="001e6f6f"/>
    </style:style>
    <style:style style:name="P4" style:family="paragraph" style:parent-style-name="Standard">
      <style:text-properties officeooo:rsid="00207fa6" officeooo:paragraph-rsid="00207fa6"/>
    </style:style>
    <style:style style:name="T1" style:family="text">
      <style:text-properties officeooo:rsid="001e6f6f"/>
    </style:style>
    <style:style style:name="T2" style:family="text">
      <style:text-properties officeooo:rsid="00207f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lang WebSocket使用中的几个坑</text:p>
      <text:p text:style-name="P1">1. 官方websocket包默认使用字符串进行传输，没有接口修改。 需要手动修改为二进制进行传输。</text:p>
      <text:p text:style-name="P2"><text:span text:style-name="T1">TextFrame-&gt;</text:span>BinaryFrame</text:p>
      <text:p text:style-name="P1">2. conn.RemoteAddr()是一个固定的字符串，不能用于区分客户端连接。</text:p>
      <text:p text:style-name="P4">3. 最后将websocket库由更换为github.com/gorilla/websocket 要全面一些，解决了remoteAddr的问题。 但是新引入了checkOrigin的问题 ,设置upgrader</text:p>
      <text:p text:style-name="P4"/>
      <text:p text:style-name="P4">var upgrader = websocket.Upgrader{</text:p>
      <text:p text:style-name="P4"><text:tab/>CheckOrigin: func(r *http.Request) bool {</text:p>
      <text:p text:style-name="P4"><text:tab/><text:tab/>return true</text:p>
      <text:p text:style-name="P4"><text:tab/>},</text:p>
      <text:p text:style-name="P4">} </text:p>
      <text:p text:style-name="P4">解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9:51:41.730991748</meta:creation-date>
    <dc:date>2018-08-09T10:18:13.657361601</dc:date>
    <meta:editing-duration>PT5M3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27" meta:character-count="338" meta:non-whitespace-character-count="317"/>
  </office:meta>
</office:document-meta>
</file>